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24-02-20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23-01-23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22-01-26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21-01-29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20-02-05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19-02-05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18-02-01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16-01-29 0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15-01-21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14-01-2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13-01-30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12-01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11-02-14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10-01-26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07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0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0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0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0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0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2000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99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9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95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9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9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9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9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88-01-11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87-01-2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8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8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7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7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76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7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69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45105373501</text:p>
          </table:table-cell>
          <table:table-cell office:value-type="string" calcext:value-type="string">
            <text:p>1969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